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rsid="002300af" officeooo:paragraph-rsid="002300af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color="#c9211e" loext:opacity="100%" fo:background-color="#ffff00" loext:char-shading-value="0" loext:padding="0.049cm" loext:border="0.06pt solid #e5e7eb"/>
    </style:style>
    <style:style style:name="T2" style:family="text">
      <style:text-properties fo:background-color="#ffff00" loext:char-shading-value="0" loext:padding="0.049cm" loext:border="0.06pt solid #e5e7eb"/>
    </style:style>
    <style:style style:name="T3" style:family="text">
      <style:text-properties officeooo:rsid="00218cdf" fo:background-color="#ffff00" loext:char-shading-value="0" loext:padding="0.049cm" loext:border="0.06pt solid #e5e7eb"/>
    </style:style>
    <style:style style:name="T4" style:family="text">
      <style:text-properties officeooo:rsid="00218cd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44050"/>
    </style:style>
    <style:style style:name="T7" style:family="text">
      <style:text-properties fo:background-color="#edf3ec" loext:char-shading-value="0"/>
    </style:style>
    <style:style style:name="T8" style:family="text">
      <style:text-properties officeooo:rsid="00261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n -&gt; salto de línea</text:p>
      <text:p text:style-name="P1">\s -&gt; espacio en blanco</text:p>
      <text:p text:style-name="P1">\S -&gt; cualquier carácter que no sea un espacio en blanco.</text:p>
      <text:p text:style-name="P1">\. -&gt; selecciona concretamente el '.'</text:p>
      <text:p text:style-name="P1">\\ -&gt; selecciona concretamente el '\'</text:p>
      <text:p text:style-name="P1">\d -&gt; cualquier carácter numérico (digito).</text:p>
      <text:p text:style-name="P1">\D -&gt; cualquier carácter no numérico (^0-9).</text:p>
      <text:p text:style-name="P1">\w -&gt; cualquier carácter de una palabra (independientemente de si numero o letra)([a-zA-Z0-9]).</text:p>
      <text:p text:style-name="P1">\W -&gt; cualquier carácter que no sea de una palabra ([^a-zA-Z0-9_]). [\WAaEe]</text:p>
      <text:p text:style-name="P1">\b -&gt; representa un límite de palabra (word boundary). </text:p>
      <text:p text:style-name="P1"><text:tab/>- Solo -&gt; Se selecciona el inicio y fin de cada una de las palabras.</text:p>
      <text:p text:style-name="P1"><text:tab/>- Englobando (\bWORD\b) -&gt; permite delimitar una palabra de inicio a fin (en vez de cualquier cadena, <text:tab/>solo selecciona esa palabra).</text:p>
      <text:p text:style-name="P1">\B -&gt; Matcheará a cualquier carácter que coincide con posiciones dentro de palabras o entre caracteres <text:tab/>alfanuméricos.</text:p>
      <text:p text:style-name="P1"/>
      <text:p text:style-name="P1">\t -&gt; Agrega tabulaciones.</text:p>
      <text:p text:style-name="P2">\r → Retorno de carro.</text:p>
      <text:p text:style-name="P1"/>
      <text:p text:style-name="P1">^ -&gt; Empieza por.</text:p>
      <text:p text:style-name="P1">$ -&gt; Termina por.</text:p>
      <text:p text:style-name="P1">^Word$ -&gt; Solo matcheará los casos en los que la línea empiece y acabe por 'abc'.</text:p>
      <text:p text:style-name="P1"/>
      <text:p text:style-name="P1"/>
      <text:p text:style-name="P1"><text:span text:style-name="T7">[À-ÿ] →</text:span> <text:span text:style-name="T8">Rangos raros!!!</text:span></text:p>
      <text:p text:style-name="P1"/>
      <text:p text:style-name="P1"/>
      <text:p text:style-name="P1">^Word -&gt; Empieza con el carácter/expresión.</text:p>
      <text:p text:style-name="P1">Word$ -&gt; Termina con el carácter o expresión.</text:p>
      <text:p text:style-name="P1"/>
      <text:p text:style-name="P1">/* -&gt; todo todo</text:p>
      <text:p text:style-name="P1">n.*$ -&gt; seleccionar todo desde donde hay una 'n' hacia adelante (en un alfabeto).</text:p>
      <text:p text:style-name="P1"/>
      <text:p text:style-name="P1">o -&gt; matcheará cualquier carácter dentro del texto buscado dentro del patrón ('o' en este caso)</text:p>
      <text:p text:style-name="P1">oj -&gt; busca literalmente una o y j juntas.</text:p>
      <text:p text:style-name="P1"/>
      <text:p text:style-name="P1">[set] -&gt; busca cualquier carácter o caracteres incluido entre los []. A diferencia de los caracteres literales <text:tab/>anteriores, los caracteres de la expresión no tienen que estar juntos.</text:p>
      <text:p text:style-name="P1"/>
      <text:p text:style-name="P1">[^set] -&gt; busca el match de cualquier carácter que NO esté incluido dentro de los corchetes.</text:p>
      <text:p text:style-name="P1"/>
      <text:p text:style-name="P1">. -&gt; &lt;(Joker)&gt; Selecciona cualquier carácter, de una forma similar a “un comodín”.</text:p>
      <text:p text:style-name="P1"/>
      <text:p text:style-name="P1"><text:tab/>- o.o -&gt; selecciona cualquier secuencia: 'o + cualquier carácter + o'.</text:p>
      <text:p text:style-name="P1"><text:tab/>- ..a -&gt; selecciona cualquier secuencia: 'cualquier carácter + cualquier carácter + a'.</text:p>
      <text:p text:style-name="P1"><text:tab/>- m.* -&gt; selecciona cualquier secuencia desde 'm' hacia adelante.</text:p>
      <text:p text:style-name="P1"/>
      <text:p text:style-name="P1">A_*B -&gt; busca coincidencias con AB sin ninguna _ o con múltiples _ en una fila. (AB, A_B, A--B,...).</text:p>
      <text:p text:style-name="P1">A_+B -&gt; la parte del patrón definida debe coincidir al menos 1 o más veces. (A_B, A__B, ...).</text:p>
      <text:p text:style-name="P1">A_?B -&gt; la parte del patrón definida debe estar presente 1 vez o ninguna. (AB y A_B).</text:p>
      <text:p text:style-name="P1">A_{2}B -&gt; busca los casos que literalmente tengan literalmente dos '_' entre AB.</text:p>
      <text:p text:style-name="P1">A_{2,}B -&gt; busca los casos que literalmente tengan literalmente dos o más '_' entre AB.</text:p>
      <text:p text:style-name="P1">A_{2,3}B -&gt; busca los casos que literalmente tengan literalmente dos o tres '_' entre AB.</text:p>
      <text:p text:style-name="P1"/>
      <text:p text:style-name="P1">s.*o -&gt; (Greedy) Llegaremos a la o más lejana de las dos que tenemos: (stackoverflo--w).</text:p>
      <text:p text:style-name="P1">s.*?o -&gt; (Lazy) Llegaremos a la primera 'o' que tenemos: (stacko--verflow).</text:p>
      <text:p text:style-name="P1"><text:soft-page-break/></text:p>
      <text:p text:style-name="P1">| -&gt; (La <text:span text:style-name="T5">alternaci</text:span><text:span text:style-name="T6">ó</text:span><text:span text:style-name="T5">n</text:span>) Permite especificar varias alternativas sobre el patrón que busca en una cadena de texto.</text:p>
      <text:p text:style-name="P1"/>
      <text:p text:style-name="P1">(:?(exp)yes|no) -&gt; (exp):expresión condicional.</text:p>
      <text:p text:style-name="P1"/>
      <text:p text:style-name="P1">\d+(?=PM) → Date: 4 Aug <text:span text:style-name="T1">3</text:span>PM </text:p>
      <text:p text:style-name="P1">\d+(?!PM) → Date: <text:span text:style-name="T2">4 </text:span>Aug 3PM </text:p>
      <text:p text:style-name="P1">(?&lt;=\$)\d+ → Product Code: 1064 Price: $<text:span text:style-name="T3">5</text:span></text:p>
      <text:p text:style-name="P1">(?&lt;!\$)\d+ → Product Code: <text:span text:style-name="T2">1064 </text:span>Price: $5 </text:p>
      <text:p text:style-name="P1"/>
      <text:p text:style-name="P1">\w+\.com /<text:span text:style-name="T4">g → Global flag.</text:span></text:p>
      <text:p text:style-name="P1">\w+\.com$ /<text:span text:style-name="T4">gm</text:span> → <text:span text:style-name="T4">Multiline flag.</text:span></text:p>
      <text:p text:style-name="P1">\w+\.com$ /<text:span text:style-name="T4">gmi</text:span> → <text:span text:style-name="T4">Case insensitive flag.</text:span></text:p>
      <text:p text:style-name="P1">------------------------------------------------</text:p>
      <text:p text:style-name="P1"/>
      <text:p text:style-name="P1">GRUPOS</text:p>
      <text:p text:style-name="P1"/>
      <text:p text:style-name="P1"/>
      <text:p text:style-name="P1"/>
      <text:p text:style-name="P1"/>
      <text:p text:style-name="P1"/>
      <text:p text:style-name="P1">-?\d*(\.?\d)*\D?\d*\.?\d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0:03:55.324000000</meta:creation-date>
    <dc:date>2024-09-03T20:28:20.939000000</dc:date>
    <meta:editing-duration>PT6H19M27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1" meta:word-count="512" meta:character-count="3064" meta:non-whitespace-character-count="2594"/>
  </office:meta>
</office:document-meta>
</file>